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43ff" officeooo:paragraph-rsid="000443ff"/>
    </style:style>
    <style:style style:name="P2" style:family="paragraph" style:parent-style-name="Standard">
      <style:text-properties officeooo:paragraph-rsid="000443ff"/>
    </style:style>
    <style:style style:name="P3" style:family="paragraph" style:parent-style-name="Standard">
      <style:text-properties officeooo:rsid="000445de" officeooo:paragraph-rsid="000445de"/>
    </style:style>
    <style:style style:name="P4" style:family="paragraph" style:parent-style-name="Standard">
      <style:text-properties officeooo:rsid="000552be" officeooo:paragraph-rsid="000552be"/>
    </style:style>
    <style:style style:name="P5" style:family="paragraph" style:parent-style-name="Standard">
      <style:text-properties officeooo:rsid="0005bd6b" officeooo:paragraph-rsid="0005bd6b"/>
    </style:style>
    <style:style style:name="P6" style:family="paragraph" style:parent-style-name="Standard">
      <style:text-properties officeooo:paragraph-rsid="0005bd6b"/>
    </style:style>
    <style:style style:name="P7" style:family="paragraph" style:parent-style-name="Standard">
      <style:text-properties fo:font-size="12pt" officeooo:paragraph-rsid="0005bd6b" style:font-size-asian="12pt" style:font-size-complex="12pt"/>
    </style:style>
    <style:style style:name="P8" style:family="paragraph" style:parent-style-name="Standard">
      <style:text-properties fo:font-size="12pt" officeooo:rsid="0005bd6b" officeooo:paragraph-rsid="0005bd6b" style:font-size-asian="12pt" style:font-size-complex="12pt"/>
    </style:style>
    <style:style style:name="T1" style:family="text">
      <style:text-properties officeooo:rsid="000443ff"/>
    </style:style>
    <style:style style:name="T2" style:family="text">
      <style:text-properties style:text-position="super 58%"/>
    </style:style>
    <style:style style:name="T3" style:family="text">
      <style:text-properties officeooo:rsid="0005bd6b"/>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size="12pt" style:font-size-asian="12pt" style:font-size-complex="12pt"/>
    </style:style>
    <style:style style:name="T6" style:family="text">
      <style:text-properties fo:font-size="12pt" officeooo:rsid="0005bd6b" style:font-size-asian="12pt" style:font-size-complex="12pt"/>
    </style:style>
    <style:style style:name="T7" style:family="text">
      <style:text-properties officeooo:rsid="00075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Homework Week 3:</text:p>
      <text:p text:style-name="P1"/>
      <text:p text:style-name="P1">7)</text:p>
      <text:p text:style-name="P1"/>
      <text:p text:style-name="P1">What is the main reason for his call?</text:p>
      <text:p text:style-name="P2"><text:span text:style-name="T1">- <text:s/>He is calling about his visit</text:span></text:p>
      <text:p text:style-name="P1"/>
      <text:p text:style-name="P1">What else do they talk about?</text:p>
      <text:p text:style-name="P1">- just some small talk about Elena’s business and the weather there</text:p>
      <text:p text:style-name="P1"/>
      <text:p text:style-name="P1">What can’t Sergio make?</text:p>
      <text:p text:style-name="P1">- He can’t make the wednesday (day of the original meeting)</text:p>
      <text:p text:style-name="P1"/>
      <text:p text:style-name="P1">What do Sergio and Elena move back?</text:p>
      <text:p text:style-name="P1">- <text:s/>They move the meeting back to thursday</text:p>
      <text:p text:style-name="P1"/>
      <text:p text:style-name="P1">8)</text:p>
      <text:p text:style-name="P1"/>
      <text:p text:style-name="P1">26:</text:p>
      <text:p text:style-name="P1">Meeting at 9.20 a.m.</text:p>
      <text:p text:style-name="P1"/>
      <text:p text:style-name="P1">27:</text:p>
      <text:p text:style-name="P1">empty</text:p>
      <text:p text:style-name="P1"/>
      <text:p text:style-name="P1">28:</text:p>
      <text:p text:style-name="P1">Tour at 3.00 p.m.</text:p>
      <text:p text:style-name="P1"/>
      <text:p text:style-name="P1">Practically Speaking:</text:p>
      <text:p text:style-name="P1"/>
      <text:p text:style-name="P1">1)</text:p>
      <text:p text:style-name="P1"/>
      <text:p text:style-name="P1">1 → e</text:p>
      <text:p text:style-name="P1">2 → c</text:p>
      <text:p text:style-name="P1">3 → a</text:p>
      <text:p text:style-name="P1">4 → b</text:p>
      <text:p text:style-name="P1">5 → d</text:p>
      <text:p text:style-name="P1"/>
      <text:p text:style-name="P3">L<text:span text:style-name="T3">ANGUAGE AT WORK</text:span>:</text:p>
      <text:p text:style-name="P3"/>
      <text:p text:style-name="P3">1)</text:p>
      <text:p text:style-name="P3"/>
      <text:p text:style-name="P3">1: We’re coming to Switzerland next month.</text:p>
      <text:p text:style-name="P3">2: Customers often comment on this.</text:p>
      <text:p text:style-name="P3">3: I’m calling for some information.</text:p>
      <text:p text:style-name="P3">4: My trip begins on the 30<text:span text:style-name="T2">th</text:span> of January.</text:p>
      <text:p text:style-name="P3"/>
      <text:p text:style-name="P3">2)</text:p>
      <text:p text:style-name="P3"/>
      <text:p text:style-name="P3">1 and 4</text:p>
      <text:p text:style-name="P3"/>
      <text:p text:style-name="P3"/>
      <text:p text:style-name="P3"/>
      <text:p text:style-name="P3"><text:soft-page-break/>3)</text:p>
      <text:p text:style-name="P3"/>
      <text:p text:style-name="P3">a: 1</text:p>
      <text:p text:style-name="P3">b: 4</text:p>
      <text:p text:style-name="P3"/>
      <text:p text:style-name="P3">4)</text:p>
      <text:p text:style-name="P3"/>
      <text:p text:style-name="P3">1: Use the present continuous to talk about an arrangement for the future.</text:p>
      <text:p text:style-name="P3">2: Use the present simple to talk about a scheduled or timetabled event in the future</text:p>
      <text:p text:style-name="P3"/>
      <text:p text:style-name="P3">5)</text:p>
      <text:p text:style-name="P3"/>
      <text:p text:style-name="P3">I’m writing to confirm that we meet on Thursday at 2.00 p.m. My train arrives at 12.30, so there shouldn’t be any problems (except if it’s the Deutsche Bahn lol). One of our technicians is coming with me. He’s called Mario. We look forward to seeing you.</text:p>
      <text:p text:style-name="P3">Sergio</text:p>
      <text:p text:style-name="P3"/>
      <text:p text:style-name="P4">6)</text:p>
      <text:p text:style-name="P4"/>
      <text:p text:style-name="P4">6 Monday<text:tab/><text:tab/>a.m.<text:tab/><text:tab/><text:tab/><text:tab/><text:tab/>p.m.</text:p>
      <text:p text:style-name="P4"><text:tab/><text:tab/>10.00 team meeting <text:s text:c="70"/><text:tab/><text:tab/><text:tab/> <text:s text:c="5"/>7 Tuesday</text:p>
      <text:p text:style-name="P4"><text:tab/><text:tab/>9.30 First session<text:tab/><text:tab/><text:tab/><text:tab/><text:tab/><text:tab/><text:tab/><text:tab/><text:tab/> <text:s text:c="16"/>8 Wednesday</text:p>
      <text:p text:style-name="P4"><text:tab/><text:tab/><text:tab/><text:tab/><text:tab/><text:tab/><text:tab/>14.00 My presentation<text:tab/><text:tab/><text:tab/> <text:s text:c="5"/>9 Thursday</text:p>
      <text:p text:style-name="P4"><text:tab/><text:tab/><text:tab/><text:tab/><text:tab/><text:tab/><text:tab/>12.30 Lunch with Sally and Remi <text:s text:c="19"/>10 Friday</text:p>
      <text:p text:style-name="P4"><text:tab/><text:tab/>8.00 Flight to Paris<text:tab/><text:tab/><text:tab/>14.20 Flight from LHR</text:p>
      <text:p text:style-name="P4"/>
      <text:p text:style-name="P4"/>
      <text:p text:style-name="P4">I have a team meeting on Monday.</text:p>
      <text:p text:style-name="P4">I’m going to Paris next week.</text:p>
      <text:p text:style-name="P4">I will leave from LHR on Friday.</text:p>
      <text:p text:style-name="P4">The conference starts on Tuesday.</text:p>
      <text:p text:style-name="P4">I will go to the conference on Tuesday.</text:p>
      <text:p text:style-name="P4">I’m going to speak at the conference next week.</text:p>
      <text:p text:style-name="P4">My presentation starts on Wednesday.</text:p>
      <text:p text:style-name="P4">I will have lunch with Sally and Remi on Thursday.</text:p>
      <text:p text:style-name="P4"/>
      <text:p text:style-name="P4"/>
      <text:p text:style-name="P5">PODCAST – Like button</text:p>
      <text:p text:style-name="P5"/>
      <text:p text:style-name="P7">How does an algorithm change affect Likes?</text:p>
      <text:p text:style-name="P7"/>
      <text:p text:style-name="P7">- <text:span text:style-name="T3">Your content might be shown to fewer people </text:span><text:span text:style-name="T7">(or more people)</text:span></text:p>
      <text:p text:style-name="P7"/>
      <text:p text:style-name="P7">Why is Social Media addictive?</text:p>
      <text:p text:style-name="P7"/>
      <text:p text:style-name="P7">- <text:span text:style-name="T3">social approval in it’s purest form</text:span></text:p>
      <text:p text:style-name="P7"/>
      <text:p text:style-name="P7"/>
      <text:p text:style-name="P7"><text:soft-page-break/>What job did Leah do before?</text:p>
      <text:p text:style-name="P7"/>
      <text:p text:style-name="P7">- <text:span text:style-name="T3">developer at facebook</text:span></text:p>
      <text:p text:style-name="P7"/>
      <text:p text:style-name="P7">What are the five big Personality traits?</text:p>
      <text:p text:style-name="P7"/>
      <text:p text:style-name="P6"><text:span text:style-name="T5">- </text:span><text:span text:style-name="T6">openness, </text:span><text:span text:style-name="T4">conscientiousness</text:span><text:span text:style-name="T6">, extroversion, agreeableness, neuroticism</text:span></text:p>
      <text:p text:style-name="P7"/>
      <text:p text:style-name="P8">After 300 “Likes” how well does the algorithm know you?</text:p>
      <text:p text:style-name="P8"/>
      <text:p text:style-name="P8">- better than your partner</text:p>
      <text:p text:style-name="P8"/>
      <text:p text:style-name="P8">PRACTICE FILE:</text:p>
      <text:p text:style-name="P8"/>
      <text:p text:style-name="P8">WORKING WITH WORDS:</text:p>
      <text:p text:style-name="P8"/>
      <text:p text:style-name="P8">1)</text:p>
      <text:p text:style-name="P8"/>
      <text:p text:style-name="P8">2: requirements</text:p>
      <text:p text:style-name="P8">3: service</text:p>
      <text:p text:style-name="P8">4: care</text:p>
      <text:p text:style-name="P8">5: expectations</text:p>
      <text:p text:style-name="P8">6: satisfaction</text:p>
      <text:p text:style-name="P8"/>
      <text:p text:style-name="P8">2)</text:p>
      <text:p text:style-name="P8"/>
      <text:p text:style-name="P8">2: tailor</text:p>
      <text:p text:style-name="P8">3: guarantee</text:p>
      <text:p text:style-name="P8">4: evaluate</text:p>
      <text:p text:style-name="P8">5: ensure</text:p>
      <text:p text:style-name="P8">6: adjust</text:p>
      <text:p text:style-name="P8">7: provide</text:p>
      <text:p text:style-name="P8"/>
      <text:p text:style-name="P8">3)</text:p>
      <text:p text:style-name="P8"/>
      <text:p text:style-name="P8">1: services</text:p>
      <text:p text:style-name="P8">2: guarantee</text:p>
      <text:p text:style-name="P8">3: evaluate</text:p>
      <text:p text:style-name="P8">4: adapt</text:p>
      <text:p text:style-name="P8">5: care</text:p>
      <text:p text:style-name="P8">6: satisfy</text:p>
      <text:p text:style-name="P8"/>
      <text:p text:style-name="P8">BUSINESS COMMUNICATION SKILLS:</text:p>
      <text:p text:style-name="P8"/>
      <text:p text:style-name="P8">1)</text:p>
      <text:p text:style-name="P8"/>
      <text:p text:style-name="P8">A: fix</text:p>
      <text:p text:style-name="P8">B: arrange</text:p>
      <text:p text:style-name="P8">A: make</text:p>
      <text:p text:style-name="P8">B: good – How – suit</text:p>
      <text:p text:style-name="P8">A: ‘d prefer</text:p>
      <text:p text:style-name="P8"/>
      <text:p text:style-name="P8"><text:soft-page-break/>2)</text:p>
      <text:p text:style-name="P8"/>
      <text:p text:style-name="P8">2: in</text:p>
      <text:p text:style-name="P8">3: with</text:p>
      <text:p text:style-name="P8">4: for</text:p>
      <text:p text:style-name="P8">5: for</text:p>
      <text:p text:style-name="P8">6: on</text:p>
      <text:p text:style-name="P8">7: back</text:p>
      <text:p text:style-name="P8">8: forward</text:p>
      <text:p text:style-name="P8"/>
      <text:p text:style-name="P8">LANGUAGE AT WORK:</text:p>
      <text:p text:style-name="P8"/>
      <text:p text:style-name="P8">1)</text:p>
      <text:p text:style-name="P8"/>
      <text:p text:style-name="P8">2: gets in</text:p>
      <text:p text:style-name="P8">3: is meeting</text:p>
      <text:p text:style-name="P8">4: is bringing</text:p>
      <text:p text:style-name="P8">5: are we all having lunch</text:p>
      <text:p text:style-name="P8">6: are showing</text:p>
      <text:p text:style-name="P8">7: are we doing</text:p>
      <text:p text:style-name="P8">8: are we having</text:p>
      <text:p text:style-name="P8">9: does your flight leave</text:p>
      <text:p text:style-name="P8">10: leaves</text:p>
      <text:p text:style-name="P8"/>
      <text:p text:style-name="P8">2)</text:p>
      <text:p text:style-name="P8"/>
      <text:p text:style-name="P8">2: Our team is going out to celebrate Thorsten’s birthday.</text:p>
      <text:p text:style-name="P8">3: We’re meeting in reception at 5.30 p.m.</text:p>
      <text:p text:style-name="P8">4: Then we’re having a meal in that new Greek restaurant.</text:p>
      <text:p text:style-name="P8">5: The last train leaves at midnight.</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0-31T17:43:56.491000000</dc:date>
    <meta:editing-duration>PT29M34S</meta:editing-duration>
    <meta:editing-cycles>6</meta:editing-cycles>
    <meta:document-statistic meta:table-count="0" meta:image-count="0" meta:object-count="0" meta:page-count="4" meta:paragraph-count="120" meta:word-count="532" meta:character-count="2863" meta:non-whitespace-character-count="2288"/>
  </office:meta>
</office:document-meta>
</file>